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</table:content-validations>
      <table:table table:name="DATE (24-11-16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3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Great Red Spo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Great Red Spo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Great Red Spo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1.2 of 2.5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Hybrid random direct placement, 20 configurations for 1v1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 hostile gaia objects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4])" office:value-type="float" office:value="53" calcext:value-type="float" table:number-columns-spanned="2" table:number-rows-spanned="1">
            <text:p>53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80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49" calcext:value-type="float" table:number-columns-spanned="2" table:number-rows-spanned="1">
            <text:p>49</text:p>
          </table:table-cell>
          <table:covered-table-cell/>
          <table:table-cell table:style-name="ce12" table:formula="of:=COUNTIF([.$F$8:.$F$80];[.A88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80];[.A89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24-11-16)'.F40:'DATE (24-11-16)'.F42 'DATE (24-11-16)'.F44:'DATE (24-11-16)'.F44 'DATE (24-11-16)'.F46:'DATE (24-11-16)'.F49 'DATE (24-11-16)'.F51:'DATE (24-11-16)'.F54 'DATE (24-11-16)'.F56:'DATE (24-11-16)'.F56 'DATE (24-11-16)'.F58:'DATE (24-11-16)'.F59 'DATE (24-11-16)'.F61:'DATE (24-11-16)'.F63 'DATE (24-11-16)'.F65:'DATE (24-11-16)'.F72 'DATE (24-11-16)'.F74:'DATE (24-11-16)'.F74 'DATE (24-11-16)'.F76:'DATE (24-11-16)'.F76 'DATE (24-11-16)'.F78:'DATE (24-11-16)'.F78 'DATE (24-11-16)'.F80:'DATE (24-11-16)'.F80 'DATE (24-11-16)'.D40:'DATE (24-11-16)'.D42 'DATE (24-11-16)'.D44:'DATE (24-11-16)'.D44 'DATE (24-11-16)'.D46:'DATE (24-11-16)'.D49 'DATE (24-11-16)'.D51:'DATE (24-11-16)'.D54 'DATE (24-11-16)'.D56:'DATE (24-11-16)'.D56 'DATE (24-11-16)'.D58:'DATE (24-11-16)'.D59 'DATE (24-11-16)'.D61:'DATE (24-11-16)'.D63 'DATE (24-11-16)'.D65:'DATE (24-11-16)'.D72 'DATE (24-11-16)'.D74:'DATE (24-11-16)'.D74 'DATE (24-11-16)'.D76:'DATE (24-11-16)'.D76 'DATE (24-11-16)'.D78:'DATE (24-11-16)'.D78 'DATE (24-11-16)'.D80:'DATE (24-11-16)'.D80 'DATE (24-11-16)'.D8:'DATE (24-11-16)'.D37 'DATE (24-11-16)'.F8:'DATE (24-11-16)'.F37">
            <calcext:condition calcext:apply-style-name="Red Fill" calcext:value="=&quot;Non-Compliant&quot;" calcext:base-cell-address="'DATE (24-11-16)'.D8"/>
            <calcext:condition calcext:apply-style-name="Orange Fill" calcext:value="=&quot;Exception Rejected&quot;" calcext:base-cell-address="'DATE (24-11-16)'.D8"/>
            <calcext:condition calcext:apply-style-name="Light Green Fill" calcext:value="=&quot;Compliance Expected&quot;" calcext:base-cell-address="'DATE (24-11-16)'.D8"/>
            <calcext:condition calcext:apply-style-name="Dark Green Fill" calcext:value="=&quot;Exception Granted&quot;" calcext:base-cell-address="'DATE (24-11-16)'.D8"/>
            <calcext:condition calcext:apply-style-name="Emerald Fill" calcext:value="=&quot;Compliant&quot;" calcext:base-cell-address="'DATE (24-11-16)'.D8"/>
            <calcext:condition calcext:apply-style-name="Note" calcext:value="=&quot;Not-Applicable&quot;" calcext:base-cell-address="'DATE (24-11-16)'.D8"/>
            <calcext:condition calcext:apply-style-name="Yellow Fill" calcext:value="=&quot;Exception Requested&quot;" calcext:base-cell-address="'DATE (24-11-16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6T11:18:17.194000000</dc:date>
    <meta:editing-duration>P2DT17H38M8S</meta:editing-duration>
    <meta:editing-cycles>213</meta:editing-cycles>
    <meta:generator>LibreOffice/24.8.1.2$Windows_X86_64 LibreOffice_project/87fa9aec1a63e70835390b81c40bb8993f1d4ff6</meta:generator>
    <meta:document-statistic meta:table-count="1" meta:cell-count="256" meta:object-count="0"/>
  </office:meta>
</office:document-meta>
</file>